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E8000003E34BD3B2A2782FD1B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alecta" svg:font-family="Analec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nalecta" fo:font-size="36pt" fo:font-weight="bold" officeooo:rsid="0005ad53" officeooo:paragraph-rsid="0005ad53" style:font-size-asian="36pt" style:font-weight-asian="bold" style:font-size-complex="36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n1" text:anchor-type="paragraph" svg:x="4.604cm" svg:y="2.348cm" svg:width="14.011cm" svg:height="9.22cm" draw:z-index="0"><draw:image xlink:href="Pictures/10000201000005E8000003E34BD3B2A2782FD1B6.png" xlink:type="simple" xlink:show="embed" xlink:actuate="onLoad"/></draw:frame>PLANTILLA MENCIÓN DE HON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alecta" svg:font-family="Analec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9:32:19.408339470</meta:creation-date>
    <dc:date>2018-05-08T19:38:35.117120613</dc:date>
    <meta:editing-duration>PT6M17S</meta:editing-duration>
    <meta:editing-cycles>1</meta:editing-cycles>
    <meta:document-statistic meta:table-count="0" meta:image-count="1" meta:object-count="0" meta:page-count="1" meta:paragraph-count="1" meta:word-count="4" meta:character-count="26" meta:non-whitespace-character-count="23"/>
    <meta:generator>LibreOffice/5.1.6.2$Linux_X86_64 LibreOffice_project/10m0$Build-2</meta:generator>
  </office:meta>
</office:document-meta>
</file>